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5874in" svg:height="12.3087in" svg:x="4.6291in" svg:y="0.1272in">
            <draw:object draw:notify-on-update-of-ranges="Sheet1.A2:Sheet1.A33 Sheet1.B1:Sheet1.B1 Sheet1.B2:Sheet1.B33 Sheet1.A2:Sheet1.A33 Sheet1.C1:Sheet1.C1 Sheet1.C2:Sheet1.C33 Sheet1.A2:Sheet1.A33 Sheet1.D1:Sheet1.D1 Sheet1.D2:Sheet1.D33 Sheet1.A2:Sheet1.A33 Sheet1.E1:Sheet1.E1 Sheet1.E2:Sheet1.E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cubic</text:p>
          </table:table-cell>
        </table:table-row>
        <table:table-row table:style-name="ro1">
          <table:table-cell office:value-type="float" office:value="33.108566" calcext:value-type="float">
            <text:p>33.108566</text:p>
          </table:table-cell>
          <table:table-cell office:value-type="float" office:value="-177.591858" calcext:value-type="float">
            <text:p>-177.591858</text:p>
          </table:table-cell>
          <table:table-cell office:value-type="float" office:value="-177.587967" calcext:value-type="float">
            <text:p>-177.587967</text:p>
          </table:table-cell>
          <table:table-cell office:value-type="float" office:value="-177.595612" calcext:value-type="float">
            <text:p>-177.595612</text:p>
          </table:table-cell>
          <table:table-cell office:value-type="float" office:value="-177.588196" calcext:value-type="float">
            <text:p>-177.588196</text:p>
          </table:table-cell>
        </table:table-row>
        <table:table-row table:style-name="ro1">
          <table:table-cell office:value-type="float" office:value="33.64595" calcext:value-type="float">
            <text:p>33.64595</text:p>
          </table:table-cell>
          <table:table-cell office:value-type="float" office:value="-177.349792" calcext:value-type="float">
            <text:p>-177.349792</text:p>
          </table:table-cell>
          <table:table-cell office:value-type="float" office:value="-177.352219" calcext:value-type="float">
            <text:p>-177.352219</text:p>
          </table:table-cell>
          <table:table-cell office:value-type="float" office:value="-177.357773" calcext:value-type="float">
            <text:p>-177.357773</text:p>
          </table:table-cell>
          <table:table-cell office:value-type="float" office:value="-177.35318" calcext:value-type="float">
            <text:p>-177.35318</text:p>
          </table:table-cell>
        </table:table-row>
        <table:table-row table:style-name="ro1">
          <table:table-cell office:value-type="float" office:value="33.967136" calcext:value-type="float">
            <text:p>33.967136</text:p>
          </table:table-cell>
          <table:table-cell office:value-type="float" office:value="-177.199661" calcext:value-type="float">
            <text:p>-177.199661</text:p>
          </table:table-cell>
          <table:table-cell office:value-type="float" office:value="-177.211319" calcext:value-type="float">
            <text:p>-177.211319</text:p>
          </table:table-cell>
          <table:table-cell office:value-type="float" office:value="-177.21579" calcext:value-type="float">
            <text:p>-177.21579</text:p>
          </table:table-cell>
          <table:table-cell office:value-type="float" office:value="-177.212479" calcext:value-type="float">
            <text:p>-177.212479</text:p>
          </table:table-cell>
        </table:table-row>
        <table:table-row table:style-name="ro1">
          <table:table-cell office:value-type="float" office:value="34.201061" calcext:value-type="float">
            <text:p>34.201061</text:p>
          </table:table-cell>
          <table:table-cell office:value-type="float" office:value="-177.121674" calcext:value-type="float">
            <text:p>-177.121674</text:p>
          </table:table-cell>
          <table:table-cell office:value-type="float" office:value="-177.108704" calcext:value-type="float">
            <text:p>-177.108704</text:p>
          </table:table-cell>
          <table:table-cell office:value-type="float" office:value="-177.112457" calcext:value-type="float">
            <text:p>-177.112457</text:p>
          </table:table-cell>
          <table:table-cell office:value-type="float" office:value="-177.109909" calcext:value-type="float">
            <text:p>-177.109909</text:p>
          </table:table-cell>
        </table:table-row>
        <table:table-row table:style-name="ro1">
          <table:table-cell office:value-type="float" office:value="34.458832" calcext:value-type="float">
            <text:p>34.458832</text:p>
          </table:table-cell>
          <table:table-cell office:value-type="float" office:value="-177.015533" calcext:value-type="float">
            <text:p>-177.015533</text:p>
          </table:table-cell>
          <table:table-cell office:value-type="float" office:value="-176.995621" calcext:value-type="float">
            <text:p>-176.995621</text:p>
          </table:table-cell>
          <table:table-cell office:value-type="float" office:value="-176.998657" calcext:value-type="float">
            <text:p>-176.998657</text:p>
          </table:table-cell>
          <table:table-cell office:value-type="float" office:value="-176.996811" calcext:value-type="float">
            <text:p>-176.996811</text:p>
          </table:table-cell>
        </table:table-row>
        <table:table-row table:style-name="ro1">
          <table:table-cell office:value-type="float" office:value="36.64904" calcext:value-type="float">
            <text:p>36.64904</text:p>
          </table:table-cell>
          <table:table-cell office:value-type="float" office:value="-175.975937" calcext:value-type="float">
            <text:p>-175.975937</text:p>
          </table:table-cell>
          <table:table-cell table:number-columns-repeated="3" office:value-type="float" office:value="-176.034775" calcext:value-type="float">
            <text:p>-176.034775</text:p>
          </table:table-cell>
        </table:table-row>
        <table:table-row table:style-name="ro1">
          <table:table-cell office:value-type="float" office:value="37.703407" calcext:value-type="float">
            <text:p>37.703407</text:p>
          </table:table-cell>
          <table:table-cell office:value-type="float" office:value="-175.477951" calcext:value-type="float">
            <text:p>-175.477951</text:p>
          </table:table-cell>
          <table:table-cell office:value-type="float" office:value="-175.572235" calcext:value-type="float">
            <text:p>-175.572235</text:p>
          </table:table-cell>
          <table:table-cell office:value-type="float" office:value="-175.572754" calcext:value-type="float">
            <text:p>-175.572754</text:p>
          </table:table-cell>
          <table:table-cell office:value-type="float" office:value="-175.572891" calcext:value-type="float">
            <text:p>-175.572891</text:p>
          </table:table-cell>
        </table:table-row>
        <table:table-row table:style-name="ro1">
          <table:table-cell office:value-type="float" office:value="37.88509" calcext:value-type="float">
            <text:p>37.88509</text:p>
          </table:table-cell>
          <table:table-cell office:value-type="float" office:value="-175.415314" calcext:value-type="float">
            <text:p>-175.415314</text:p>
          </table:table-cell>
          <table:table-cell office:value-type="float" office:value="-175.492523" calcext:value-type="float">
            <text:p>-175.492523</text:p>
          </table:table-cell>
          <table:table-cell office:value-type="float" office:value="-175.493256" calcext:value-type="float">
            <text:p>-175.493256</text:p>
          </table:table-cell>
          <table:table-cell office:value-type="float" office:value="-175.493469" calcext:value-type="float">
            <text:p>-175.493469</text:p>
          </table:table-cell>
        </table:table-row>
        <table:table-row table:style-name="ro1">
          <table:table-cell office:value-type="float" office:value="37.902065" calcext:value-type="float">
            <text:p>37.902065</text:p>
          </table:table-cell>
          <table:table-cell office:value-type="float" office:value="-175.416641" calcext:value-type="float">
            <text:p>-175.416641</text:p>
          </table:table-cell>
          <table:table-cell office:value-type="float" office:value="-175.485077" calcext:value-type="float">
            <text:p>-175.485077</text:p>
          </table:table-cell>
          <table:table-cell office:value-type="float" office:value="-175.485825" calcext:value-type="float">
            <text:p>-175.485825</text:p>
          </table:table-cell>
          <table:table-cell office:value-type="float" office:value="-175.486053" calcext:value-type="float">
            <text:p>-175.486053</text:p>
          </table:table-cell>
        </table:table-row>
        <table:table-row table:style-name="ro1">
          <table:table-cell office:value-type="float" office:value="37.902378" calcext:value-type="float">
            <text:p>37.902378</text:p>
          </table:table-cell>
          <table:table-cell office:value-type="float" office:value="-175.417877" calcext:value-type="float">
            <text:p>-175.417877</text:p>
          </table:table-cell>
          <table:table-cell office:value-type="float" office:value="-175.48494" calcext:value-type="float">
            <text:p>-175.48494</text:p>
          </table:table-cell>
          <table:table-cell office:value-type="float" office:value="-175.485703" calcext:value-type="float">
            <text:p>-175.485703</text:p>
          </table:table-cell>
          <table:table-cell office:value-type="float" office:value="-175.485931" calcext:value-type="float">
            <text:p>-175.485931</text:p>
          </table:table-cell>
        </table:table-row>
        <table:table-row table:style-name="ro1">
          <table:table-cell office:value-type="float" office:value="37.902687" calcext:value-type="float">
            <text:p>37.902687</text:p>
          </table:table-cell>
          <table:table-cell office:value-type="float" office:value="-175.416931" calcext:value-type="float">
            <text:p>-175.416931</text:p>
          </table:table-cell>
          <table:table-cell office:value-type="float" office:value="-175.484818" calcext:value-type="float">
            <text:p>-175.484818</text:p>
          </table:table-cell>
          <table:table-cell office:value-type="float" office:value="-175.48558" calcext:value-type="float">
            <text:p>-175.48558</text:p>
          </table:table-cell>
          <table:table-cell office:value-type="float" office:value="-175.485809" calcext:value-type="float">
            <text:p>-175.485809</text:p>
          </table:table-cell>
        </table:table-row>
        <table:table-row table:style-name="ro1">
          <table:table-cell office:value-type="float" office:value="37.903" calcext:value-type="float">
            <text:p>37.903</text:p>
          </table:table-cell>
          <table:table-cell office:value-type="float" office:value="-175.416779" calcext:value-type="float">
            <text:p>-175.416779</text:p>
          </table:table-cell>
          <table:table-cell office:value-type="float" office:value="-175.48468" calcext:value-type="float">
            <text:p>-175.48468</text:p>
          </table:table-cell>
          <table:table-cell office:value-type="float" office:value="-175.485443" calcext:value-type="float">
            <text:p>-175.485443</text:p>
          </table:table-cell>
          <table:table-cell office:value-type="float" office:value="-175.485672" calcext:value-type="float">
            <text:p>-175.485672</text:p>
          </table:table-cell>
        </table:table-row>
        <table:table-row table:style-name="ro1">
          <table:table-cell office:value-type="float" office:value="37.903313" calcext:value-type="float">
            <text:p>37.903313</text:p>
          </table:table-cell>
          <table:table-cell office:value-type="float" office:value="-175.417313" calcext:value-type="float">
            <text:p>-175.417313</text:p>
          </table:table-cell>
          <table:table-cell office:value-type="float" office:value="-175.484543" calcext:value-type="float">
            <text:p>-175.484543</text:p>
          </table:table-cell>
          <table:table-cell office:value-type="float" office:value="-175.485306" calcext:value-type="float">
            <text:p>-175.485306</text:p>
          </table:table-cell>
          <table:table-cell office:value-type="float" office:value="-175.485535" calcext:value-type="float">
            <text:p>-175.485535</text:p>
          </table:table-cell>
        </table:table-row>
        <table:table-row table:style-name="ro1">
          <table:table-cell office:value-type="float" office:value="37.903629" calcext:value-type="float">
            <text:p>37.903629</text:p>
          </table:table-cell>
          <table:table-cell office:value-type="float" office:value="-175.418091" calcext:value-type="float">
            <text:p>-175.418091</text:p>
          </table:table-cell>
          <table:table-cell office:value-type="float" office:value="-175.48439" calcext:value-type="float">
            <text:p>-175.48439</text:p>
          </table:table-cell>
          <table:table-cell office:value-type="float" office:value="-175.485153" calcext:value-type="float">
            <text:p>-175.485153</text:p>
          </table:table-cell>
          <table:table-cell office:value-type="float" office:value="-175.485382" calcext:value-type="float">
            <text:p>-175.485382</text:p>
          </table:table-cell>
        </table:table-row>
        <table:table-row table:style-name="ro1">
          <table:table-cell office:value-type="float" office:value="37.90395" calcext:value-type="float">
            <text:p>37.90395</text:p>
          </table:table-cell>
          <table:table-cell office:value-type="float" office:value="-175.416718" calcext:value-type="float">
            <text:p>-175.416718</text:p>
          </table:table-cell>
          <table:table-cell office:value-type="float" office:value="-175.484253" calcext:value-type="float">
            <text:p>-175.484253</text:p>
          </table:table-cell>
          <table:table-cell office:value-type="float" office:value="-175.485016" calcext:value-type="float">
            <text:p>-175.485016</text:p>
          </table:table-cell>
          <table:table-cell office:value-type="float" office:value="-175.485245" calcext:value-type="float">
            <text:p>-175.485245</text:p>
          </table:table-cell>
        </table:table-row>
        <table:table-row table:style-name="ro1">
          <table:table-cell office:value-type="float" office:value="37.904293" calcext:value-type="float">
            <text:p>37.904293</text:p>
          </table:table-cell>
          <table:table-cell office:value-type="float" office:value="-175.417679" calcext:value-type="float">
            <text:p>-175.417679</text:p>
          </table:table-cell>
          <table:table-cell office:value-type="float" office:value="-175.4841" calcext:value-type="float">
            <text:p>-175.4841</text:p>
          </table:table-cell>
          <table:table-cell office:value-type="float" office:value="-175.484863" calcext:value-type="float">
            <text:p>-175.484863</text:p>
          </table:table-cell>
          <table:table-cell office:value-type="float" office:value="-175.485092" calcext:value-type="float">
            <text:p>-175.485092</text:p>
          </table:table-cell>
        </table:table-row>
        <table:table-row table:style-name="ro1">
          <table:table-cell office:value-type="float" office:value="37.904564" calcext:value-type="float">
            <text:p>37.904564</text:p>
          </table:table-cell>
          <table:table-cell office:value-type="float" office:value="-175.414673" calcext:value-type="float">
            <text:p>-175.414673</text:p>
          </table:table-cell>
          <table:table-cell office:value-type="float" office:value="-175.483994" calcext:value-type="float">
            <text:p>-175.483994</text:p>
          </table:table-cell>
          <table:table-cell office:value-type="float" office:value="-175.484756" calcext:value-type="float">
            <text:p>-175.484756</text:p>
          </table:table-cell>
          <table:table-cell office:value-type="float" office:value="-175.484985" calcext:value-type="float">
            <text:p>-175.484985</text:p>
          </table:table-cell>
        </table:table-row>
        <table:table-row table:style-name="ro1">
          <table:table-cell office:value-type="float" office:value="37.904835" calcext:value-type="float">
            <text:p>37.904835</text:p>
          </table:table-cell>
          <table:table-cell office:value-type="float" office:value="-175.416519" calcext:value-type="float">
            <text:p>-175.416519</text:p>
          </table:table-cell>
          <table:table-cell office:value-type="float" office:value="-175.483871" calcext:value-type="float">
            <text:p>-175.483871</text:p>
          </table:table-cell>
          <table:table-cell office:value-type="float" office:value="-175.484634" calcext:value-type="float">
            <text:p>-175.484634</text:p>
          </table:table-cell>
          <table:table-cell office:value-type="float" office:value="-175.484863" calcext:value-type="float">
            <text:p>-175.484863</text:p>
          </table:table-cell>
        </table:table-row>
        <table:table-row table:style-name="ro1">
          <table:table-cell office:value-type="float" office:value="37.905178" calcext:value-type="float">
            <text:p>37.905178</text:p>
          </table:table-cell>
          <table:table-cell office:value-type="float" office:value="-175.418381" calcext:value-type="float">
            <text:p>-175.418381</text:p>
          </table:table-cell>
          <table:table-cell office:value-type="float" office:value="-175.483719" calcext:value-type="float">
            <text:p>-175.483719</text:p>
          </table:table-cell>
          <table:table-cell office:value-type="float" office:value="-175.484482" calcext:value-type="float">
            <text:p>-175.484482</text:p>
          </table:table-cell>
          <table:table-cell office:value-type="float" office:value="-175.484711" calcext:value-type="float">
            <text:p>-175.484711</text:p>
          </table:table-cell>
        </table:table-row>
        <table:table-row table:style-name="ro1">
          <table:table-cell office:value-type="float" office:value="37.905499" calcext:value-type="float">
            <text:p>37.905499</text:p>
          </table:table-cell>
          <table:table-cell office:value-type="float" office:value="-175.417923" calcext:value-type="float">
            <text:p>-175.417923</text:p>
          </table:table-cell>
          <table:table-cell office:value-type="float" office:value="-175.483582" calcext:value-type="float">
            <text:p>-175.483582</text:p>
          </table:table-cell>
          <table:table-cell office:value-type="float" office:value="-175.484344" calcext:value-type="float">
            <text:p>-175.484344</text:p>
          </table:table-cell>
          <table:table-cell office:value-type="float" office:value="-175.484573" calcext:value-type="float">
            <text:p>-175.484573</text:p>
          </table:table-cell>
        </table:table-row>
        <table:table-row table:style-name="ro1">
          <table:table-cell office:value-type="float" office:value="37.905815" calcext:value-type="float">
            <text:p>37.905815</text:p>
          </table:table-cell>
          <table:table-cell office:value-type="float" office:value="-175.417709" calcext:value-type="float">
            <text:p>-175.417709</text:p>
          </table:table-cell>
          <table:table-cell office:value-type="float" office:value="-175.483444" calcext:value-type="float">
            <text:p>-175.483444</text:p>
          </table:table-cell>
          <table:table-cell office:value-type="float" office:value="-175.484207" calcext:value-type="float">
            <text:p>-175.484207</text:p>
          </table:table-cell>
          <table:table-cell office:value-type="float" office:value="-175.484436" calcext:value-type="float">
            <text:p>-175.484436</text:p>
          </table:table-cell>
        </table:table-row>
        <table:table-row table:style-name="ro1">
          <table:table-cell office:value-type="float" office:value="37.9063" calcext:value-type="float">
            <text:p>37.9063</text:p>
          </table:table-cell>
          <table:table-cell office:value-type="float" office:value="-175.421265" calcext:value-type="float">
            <text:p>-175.421265</text:p>
          </table:table-cell>
          <table:table-cell office:value-type="float" office:value="-175.483231" calcext:value-type="float">
            <text:p>-175.483231</text:p>
          </table:table-cell>
          <table:table-cell office:value-type="float" office:value="-175.483994" calcext:value-type="float">
            <text:p>-175.483994</text:p>
          </table:table-cell>
          <table:table-cell office:value-type="float" office:value="-175.484222" calcext:value-type="float">
            <text:p>-175.484222</text:p>
          </table:table-cell>
        </table:table-row>
        <table:table-row table:style-name="ro1">
          <table:table-cell office:value-type="float" office:value="37.908676" calcext:value-type="float">
            <text:p>37.908676</text:p>
          </table:table-cell>
          <table:table-cell office:value-type="float" office:value="-175.436279" calcext:value-type="float">
            <text:p>-175.436279</text:p>
          </table:table-cell>
          <table:table-cell office:value-type="float" office:value="-175.482178" calcext:value-type="float">
            <text:p>-175.482178</text:p>
          </table:table-cell>
          <table:table-cell office:value-type="float" office:value="-175.482941" calcext:value-type="float">
            <text:p>-175.482941</text:p>
          </table:table-cell>
          <table:table-cell office:value-type="float" office:value="-175.48317" calcext:value-type="float">
            <text:p>-175.48317</text:p>
          </table:table-cell>
        </table:table-row>
        <table:table-row table:style-name="ro1">
          <table:table-cell office:value-type="float" office:value="37.918991" calcext:value-type="float">
            <text:p>37.918991</text:p>
          </table:table-cell>
          <table:table-cell office:value-type="float" office:value="-175.465118" calcext:value-type="float">
            <text:p>-175.465118</text:p>
          </table:table-cell>
          <table:table-cell office:value-type="float" office:value="-175.477661" calcext:value-type="float">
            <text:p>-175.477661</text:p>
          </table:table-cell>
          <table:table-cell office:value-type="float" office:value="-175.478439" calcext:value-type="float">
            <text:p>-175.478439</text:p>
          </table:table-cell>
          <table:table-cell office:value-type="float" office:value="-175.478683" calcext:value-type="float">
            <text:p>-175.478683</text:p>
          </table:table-cell>
        </table:table-row>
        <table:table-row table:style-name="ro1">
          <table:table-cell office:value-type="float" office:value="37.945545" calcext:value-type="float">
            <text:p>37.945545</text:p>
          </table:table-cell>
          <table:table-cell office:value-type="float" office:value="-175.474945" calcext:value-type="float">
            <text:p>-175.474945</text:p>
          </table:table-cell>
          <table:table-cell office:value-type="float" office:value="-175.466003" calcext:value-type="float">
            <text:p>-175.466003</text:p>
          </table:table-cell>
          <table:table-cell office:value-type="float" office:value="-175.466812" calcext:value-type="float">
            <text:p>-175.466812</text:p>
          </table:table-cell>
          <table:table-cell office:value-type="float" office:value="-175.467072" calcext:value-type="float">
            <text:p>-175.467072</text:p>
          </table:table-cell>
        </table:table-row>
        <table:table-row table:style-name="ro1">
          <table:table-cell office:value-type="float" office:value="37.98259" calcext:value-type="float">
            <text:p>37.98259</text:p>
          </table:table-cell>
          <table:table-cell office:value-type="float" office:value="-175.468842" calcext:value-type="float">
            <text:p>-175.468842</text:p>
          </table:table-cell>
          <table:table-cell office:value-type="float" office:value="-175.449753" calcext:value-type="float">
            <text:p>-175.449753</text:p>
          </table:table-cell>
          <table:table-cell office:value-type="float" office:value="-175.450623" calcext:value-type="float">
            <text:p>-175.450623</text:p>
          </table:table-cell>
          <table:table-cell office:value-type="float" office:value="-175.450897" calcext:value-type="float">
            <text:p>-175.450897</text:p>
          </table:table-cell>
        </table:table-row>
        <table:table-row table:style-name="ro1">
          <table:table-cell office:value-type="float" office:value="38.033031" calcext:value-type="float">
            <text:p>38.033031</text:p>
          </table:table-cell>
          <table:table-cell office:value-type="float" office:value="-175.446411" calcext:value-type="float">
            <text:p>-175.446411</text:p>
          </table:table-cell>
          <table:table-cell office:value-type="float" office:value="-175.427628" calcext:value-type="float">
            <text:p>-175.427628</text:p>
          </table:table-cell>
          <table:table-cell office:value-type="float" office:value="-175.428558" calcext:value-type="float">
            <text:p>-175.428558</text:p>
          </table:table-cell>
          <table:table-cell office:value-type="float" office:value="-175.428879" calcext:value-type="float">
            <text:p>-175.428879</text:p>
          </table:table-cell>
        </table:table-row>
        <table:table-row table:style-name="ro1">
          <table:table-cell office:value-type="float" office:value="38.084072" calcext:value-type="float">
            <text:p>38.084072</text:p>
          </table:table-cell>
          <table:table-cell office:value-type="float" office:value="-175.421677" calcext:value-type="float">
            <text:p>-175.421677</text:p>
          </table:table-cell>
          <table:table-cell office:value-type="float" office:value="-175.405243" calcext:value-type="float">
            <text:p>-175.405243</text:p>
          </table:table-cell>
          <table:table-cell office:value-type="float" office:value="-175.40625" calcext:value-type="float">
            <text:p>-175.40625</text:p>
          </table:table-cell>
          <table:table-cell office:value-type="float" office:value="-175.406601" calcext:value-type="float">
            <text:p>-175.406601</text:p>
          </table:table-cell>
        </table:table-row>
        <table:table-row table:style-name="ro1">
          <table:table-cell office:value-type="float" office:value="38.151844" calcext:value-type="float">
            <text:p>38.151844</text:p>
          </table:table-cell>
          <table:table-cell office:value-type="float" office:value="-175.392059" calcext:value-type="float">
            <text:p>-175.392059</text:p>
          </table:table-cell>
          <table:table-cell office:value-type="float" office:value="-175.375504" calcext:value-type="float">
            <text:p>-175.375504</text:p>
          </table:table-cell>
          <table:table-cell office:value-type="float" office:value="-175.376617" calcext:value-type="float">
            <text:p>-175.376617</text:p>
          </table:table-cell>
          <table:table-cell office:value-type="float" office:value="-175.377029" calcext:value-type="float">
            <text:p>-175.377029</text:p>
          </table:table-cell>
        </table:table-row>
        <table:table-row table:style-name="ro1">
          <table:table-cell office:value-type="float" office:value="38.244751" calcext:value-type="float">
            <text:p>38.244751</text:p>
          </table:table-cell>
          <table:table-cell office:value-type="float" office:value="-175.360611" calcext:value-type="float">
            <text:p>-175.360611</text:p>
          </table:table-cell>
          <table:table-cell office:value-type="float" office:value="-175.334747" calcext:value-type="float">
            <text:p>-175.334747</text:p>
          </table:table-cell>
          <table:table-cell office:value-type="float" office:value="-175.336029" calcext:value-type="float">
            <text:p>-175.336029</text:p>
          </table:table-cell>
          <table:table-cell office:value-type="float" office:value="-175.336533" calcext:value-type="float">
            <text:p>-175.336533</text:p>
          </table:table-cell>
        </table:table-row>
        <table:table-row table:style-name="ro1">
          <table:table-cell office:value-type="float" office:value="38.327618" calcext:value-type="float">
            <text:p>38.327618</text:p>
          </table:table-cell>
          <table:table-cell office:value-type="float" office:value="-175.330872" calcext:value-type="float">
            <text:p>-175.330872</text:p>
          </table:table-cell>
          <table:table-cell office:value-type="float" office:value="-175.298401" calcext:value-type="float">
            <text:p>-175.298401</text:p>
          </table:table-cell>
          <table:table-cell office:value-type="float" office:value="-175.29982" calcext:value-type="float">
            <text:p>-175.29982</text:p>
          </table:table-cell>
          <table:table-cell office:value-type="float" office:value="-175.300415" calcext:value-type="float">
            <text:p>-175.300415</text:p>
          </table:table-cell>
        </table:table-row>
        <table:table-row table:style-name="ro1">
          <table:table-cell office:value-type="float" office:value="38.396309" calcext:value-type="float">
            <text:p>38.396309</text:p>
          </table:table-cell>
          <table:table-cell office:value-type="float" office:value="-175.293716" calcext:value-type="float">
            <text:p>-175.293716</text:p>
          </table:table-cell>
          <table:table-cell office:value-type="float" office:value="-175.268265" calcext:value-type="float">
            <text:p>-175.268265</text:p>
          </table:table-cell>
          <table:table-cell office:value-type="float" office:value="-175.269806" calcext:value-type="float">
            <text:p>-175.269806</text:p>
          </table:table-cell>
          <table:table-cell office:value-type="float" office:value="-175.270477" calcext:value-type="float">
            <text:p>-175.2704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4:12:16.127813904</meta:creation-date>
    <dc:date>2023-05-06T08:24:10.475165508</dc:date>
    <meta:editing-duration>PT6H32M54S</meta:editing-duration>
    <meta:editing-cycles>42</meta:editing-cycles>
    <meta:generator>LibreOffice/7.3.7.2$Linux_X86_64 LibreOffice_project/30$Build-2</meta:generator>
    <meta:document-statistic meta:table-count="1" meta:cell-count="16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minimum="32" chart:maximum="39" chart:origin="0" chart:interval-major="0.5" chart:reverse-direction="false" text:line-break="false" loext:try-staggering-first="false" chart:link-data-style-to-source="true" loext:major-origin="0.5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-177.7" chart:maximum="-175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5cm" svg:stroke-color="#00a933" draw:fill-color="#00a9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5cm" svg:stroke-color="#2a6099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513cm" svg:height="31.265cm" xlink:href=".." xlink:type="simple" chart:class="chart:scatter" chart:style-name="ch1">
        <chart:legend chart:legend-position="end" svg:x="31.767cm" svg:y="14.586cm" style:legend-expansion="high" chart:style-name="ch2"/>
        <chart:plot-area chart:style-name="ch3" table:cell-range-address="Sheet1.A2:Sheet1.E33 Sheet1.B1:Sheet1.E1" chart:data-source-has-labels="row" svg:x="0.69cm" svg:y="0.625cm" svg:width="30.387cm" svg:height="30.015cm">
          <chart:coordinate-region svg:x="1.894cm" svg:y="1.273cm" svg:width="28.996cm" svg:height="29.16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2:Sheet1.B33" chart:label-cell-address="Sheet1.B1:Sheet1.B1" chart:class="chart:scatter">
            <chart:domain table:cell-range-address="Sheet1.A2:Sheet1.A33"/>
            <chart:data-point chart:repeated="32"/>
          </chart:series>
          <chart:series chart:style-name="ch8" chart:values-cell-range-address="Sheet1.C2:Sheet1.C33" chart:label-cell-address="Sheet1.C1:Sheet1.C1" chart:class="chart:scatter">
            <chart:data-point chart:repeated="32"/>
          </chart:series>
          <chart:series chart:style-name="ch9" chart:values-cell-range-address="Sheet1.D2:Sheet1.D33" chart:label-cell-address="Sheet1.D1:Sheet1.D1" chart:class="chart:scatter">
            <chart:data-point chart:repeated="32"/>
          </chart:series>
          <chart:series chart:style-name="ch10" chart:values-cell-range-address="Sheet1.E2:Sheet1.E33" chart:label-cell-address="Sheet1.E1:Sheet1.E1" chart:class="chart:scatter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om</text:p>
                <draw:g>
                  <svg:desc>Sheet1.B1:Sheet1.B1</svg:desc>
                </draw:g>
              </table:table-cell>
              <table:table-cell office:value-type="string">
                <text:p>linear</text:p>
                <draw:g>
                  <svg:desc>Sheet1.C1:Sheet1.C1</svg:desc>
                </draw:g>
              </table:table-cell>
              <table:table-cell office:value-type="string">
                <text:p>quadratic</text:p>
                <draw:g>
                  <svg:desc>Sheet1.D1:Sheet1.D1</svg:desc>
                </draw:g>
              </table:table-cell>
              <table:table-cell office:value-type="string">
                <text:p>cubic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.108566">
                <text:p>33.108566</text:p>
                <draw:g>
                  <svg:desc>Sheet1.A2:Sheet1.A33</svg:desc>
                </draw:g>
              </table:table-cell>
              <table:table-cell office:value-type="float" office:value="-177.591858">
                <text:p>-177.591858</text:p>
                <draw:g>
                  <svg:desc>Sheet1.B2:Sheet1.B33</svg:desc>
                </draw:g>
              </table:table-cell>
              <table:table-cell office:value-type="float" office:value="-177.587967">
                <text:p>-177.587967</text:p>
                <draw:g>
                  <svg:desc>Sheet1.C2:Sheet1.C33</svg:desc>
                </draw:g>
              </table:table-cell>
              <table:table-cell office:value-type="float" office:value="-177.595612">
                <text:p>-177.595612</text:p>
                <draw:g>
                  <svg:desc>Sheet1.D2:Sheet1.D33</svg:desc>
                </draw:g>
              </table:table-cell>
              <table:table-cell office:value-type="float" office:value="-177.588196">
                <text:p>-177.588196</text:p>
                <draw:g>
                  <svg:desc>Sheet1.E2:Sheet1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64595">
                <text:p>33.64595</text:p>
              </table:table-cell>
              <table:table-cell office:value-type="float" office:value="-177.349792">
                <text:p>-177.349792</text:p>
              </table:table-cell>
              <table:table-cell office:value-type="float" office:value="-177.352219">
                <text:p>-177.352219</text:p>
              </table:table-cell>
              <table:table-cell office:value-type="float" office:value="-177.357773">
                <text:p>-177.357773</text:p>
              </table:table-cell>
              <table:table-cell office:value-type="float" office:value="-177.35318">
                <text:p>-177.353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967136">
                <text:p>33.967136</text:p>
              </table:table-cell>
              <table:table-cell office:value-type="float" office:value="-177.199661">
                <text:p>-177.199661</text:p>
              </table:table-cell>
              <table:table-cell office:value-type="float" office:value="-177.211319">
                <text:p>-177.211319</text:p>
              </table:table-cell>
              <table:table-cell office:value-type="float" office:value="-177.21579">
                <text:p>-177.21579</text:p>
              </table:table-cell>
              <table:table-cell office:value-type="float" office:value="-177.212479">
                <text:p>-177.2124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201061">
                <text:p>34.201061</text:p>
              </table:table-cell>
              <table:table-cell office:value-type="float" office:value="-177.121674">
                <text:p>-177.121674</text:p>
              </table:table-cell>
              <table:table-cell office:value-type="float" office:value="-177.108704">
                <text:p>-177.108704</text:p>
              </table:table-cell>
              <table:table-cell office:value-type="float" office:value="-177.112457">
                <text:p>-177.112457</text:p>
              </table:table-cell>
              <table:table-cell office:value-type="float" office:value="-177.109909">
                <text:p>-177.109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458832">
                <text:p>34.458832</text:p>
              </table:table-cell>
              <table:table-cell office:value-type="float" office:value="-177.015533">
                <text:p>-177.015533</text:p>
              </table:table-cell>
              <table:table-cell office:value-type="float" office:value="-176.995621">
                <text:p>-176.995621</text:p>
              </table:table-cell>
              <table:table-cell office:value-type="float" office:value="-176.998657">
                <text:p>-176.998657</text:p>
              </table:table-cell>
              <table:table-cell office:value-type="float" office:value="-176.996811">
                <text:p>-176.9968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64904">
                <text:p>36.64904</text:p>
              </table:table-cell>
              <table:table-cell office:value-type="float" office:value="-175.975937">
                <text:p>-175.975937</text:p>
              </table:table-cell>
              <table:table-cell office:value-type="float" office:value="-176.034775">
                <text:p>-176.034775</text:p>
              </table:table-cell>
              <table:table-cell office:value-type="float" office:value="-176.034775">
                <text:p>-176.034775</text:p>
              </table:table-cell>
              <table:table-cell office:value-type="float" office:value="-176.034775">
                <text:p>-176.034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.703407">
                <text:p>37.703407</text:p>
              </table:table-cell>
              <table:table-cell office:value-type="float" office:value="-175.477951">
                <text:p>-175.477951</text:p>
              </table:table-cell>
              <table:table-cell office:value-type="float" office:value="-175.572235">
                <text:p>-175.572235</text:p>
              </table:table-cell>
              <table:table-cell office:value-type="float" office:value="-175.572754">
                <text:p>-175.572754</text:p>
              </table:table-cell>
              <table:table-cell office:value-type="float" office:value="-175.572891">
                <text:p>-175.5728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88509">
                <text:p>37.88509</text:p>
              </table:table-cell>
              <table:table-cell office:value-type="float" office:value="-175.415314">
                <text:p>-175.415314</text:p>
              </table:table-cell>
              <table:table-cell office:value-type="float" office:value="-175.492523">
                <text:p>-175.492523</text:p>
              </table:table-cell>
              <table:table-cell office:value-type="float" office:value="-175.493256">
                <text:p>-175.493256</text:p>
              </table:table-cell>
              <table:table-cell office:value-type="float" office:value="-175.493469">
                <text:p>-175.4934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902065">
                <text:p>37.902065</text:p>
              </table:table-cell>
              <table:table-cell office:value-type="float" office:value="-175.416641">
                <text:p>-175.416641</text:p>
              </table:table-cell>
              <table:table-cell office:value-type="float" office:value="-175.485077">
                <text:p>-175.485077</text:p>
              </table:table-cell>
              <table:table-cell office:value-type="float" office:value="-175.485825">
                <text:p>-175.485825</text:p>
              </table:table-cell>
              <table:table-cell office:value-type="float" office:value="-175.486053">
                <text:p>-175.4860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.902378">
                <text:p>37.902378</text:p>
              </table:table-cell>
              <table:table-cell office:value-type="float" office:value="-175.417877">
                <text:p>-175.417877</text:p>
              </table:table-cell>
              <table:table-cell office:value-type="float" office:value="-175.48494">
                <text:p>-175.48494</text:p>
              </table:table-cell>
              <table:table-cell office:value-type="float" office:value="-175.485703">
                <text:p>-175.485703</text:p>
              </table:table-cell>
              <table:table-cell office:value-type="float" office:value="-175.485931">
                <text:p>-175.4859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.902687">
                <text:p>37.902687</text:p>
              </table:table-cell>
              <table:table-cell office:value-type="float" office:value="-175.416931">
                <text:p>-175.416931</text:p>
              </table:table-cell>
              <table:table-cell office:value-type="float" office:value="-175.484818">
                <text:p>-175.484818</text:p>
              </table:table-cell>
              <table:table-cell office:value-type="float" office:value="-175.48558">
                <text:p>-175.48558</text:p>
              </table:table-cell>
              <table:table-cell office:value-type="float" office:value="-175.485809">
                <text:p>-175.4858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.903">
                <text:p>37.903</text:p>
              </table:table-cell>
              <table:table-cell office:value-type="float" office:value="-175.416779">
                <text:p>-175.416779</text:p>
              </table:table-cell>
              <table:table-cell office:value-type="float" office:value="-175.48468">
                <text:p>-175.48468</text:p>
              </table:table-cell>
              <table:table-cell office:value-type="float" office:value="-175.485443">
                <text:p>-175.485443</text:p>
              </table:table-cell>
              <table:table-cell office:value-type="float" office:value="-175.485672">
                <text:p>-175.485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.903313">
                <text:p>37.903313</text:p>
              </table:table-cell>
              <table:table-cell office:value-type="float" office:value="-175.417313">
                <text:p>-175.417313</text:p>
              </table:table-cell>
              <table:table-cell office:value-type="float" office:value="-175.484543">
                <text:p>-175.484543</text:p>
              </table:table-cell>
              <table:table-cell office:value-type="float" office:value="-175.485306">
                <text:p>-175.485306</text:p>
              </table:table-cell>
              <table:table-cell office:value-type="float" office:value="-175.485535">
                <text:p>-175.4855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903629">
                <text:p>37.903629</text:p>
              </table:table-cell>
              <table:table-cell office:value-type="float" office:value="-175.418091">
                <text:p>-175.418091</text:p>
              </table:table-cell>
              <table:table-cell office:value-type="float" office:value="-175.48439">
                <text:p>-175.48439</text:p>
              </table:table-cell>
              <table:table-cell office:value-type="float" office:value="-175.485153">
                <text:p>-175.485153</text:p>
              </table:table-cell>
              <table:table-cell office:value-type="float" office:value="-175.485382">
                <text:p>-175.485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.90395">
                <text:p>37.90395</text:p>
              </table:table-cell>
              <table:table-cell office:value-type="float" office:value="-175.416718">
                <text:p>-175.416718</text:p>
              </table:table-cell>
              <table:table-cell office:value-type="float" office:value="-175.484253">
                <text:p>-175.484253</text:p>
              </table:table-cell>
              <table:table-cell office:value-type="float" office:value="-175.485016">
                <text:p>-175.485016</text:p>
              </table:table-cell>
              <table:table-cell office:value-type="float" office:value="-175.485245">
                <text:p>-175.485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904293">
                <text:p>37.904293</text:p>
              </table:table-cell>
              <table:table-cell office:value-type="float" office:value="-175.417679">
                <text:p>-175.417679</text:p>
              </table:table-cell>
              <table:table-cell office:value-type="float" office:value="-175.4841">
                <text:p>-175.4841</text:p>
              </table:table-cell>
              <table:table-cell office:value-type="float" office:value="-175.484863">
                <text:p>-175.484863</text:p>
              </table:table-cell>
              <table:table-cell office:value-type="float" office:value="-175.485092">
                <text:p>-175.485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.904564">
                <text:p>37.904564</text:p>
              </table:table-cell>
              <table:table-cell office:value-type="float" office:value="-175.414673">
                <text:p>-175.414673</text:p>
              </table:table-cell>
              <table:table-cell office:value-type="float" office:value="-175.483994">
                <text:p>-175.483994</text:p>
              </table:table-cell>
              <table:table-cell office:value-type="float" office:value="-175.484756">
                <text:p>-175.484756</text:p>
              </table:table-cell>
              <table:table-cell office:value-type="float" office:value="-175.484985">
                <text:p>-175.4849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.904835">
                <text:p>37.904835</text:p>
              </table:table-cell>
              <table:table-cell office:value-type="float" office:value="-175.416519">
                <text:p>-175.416519</text:p>
              </table:table-cell>
              <table:table-cell office:value-type="float" office:value="-175.483871">
                <text:p>-175.483871</text:p>
              </table:table-cell>
              <table:table-cell office:value-type="float" office:value="-175.484634">
                <text:p>-175.484634</text:p>
              </table:table-cell>
              <table:table-cell office:value-type="float" office:value="-175.484863">
                <text:p>-175.4848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905178">
                <text:p>37.905178</text:p>
              </table:table-cell>
              <table:table-cell office:value-type="float" office:value="-175.418381">
                <text:p>-175.418381</text:p>
              </table:table-cell>
              <table:table-cell office:value-type="float" office:value="-175.483719">
                <text:p>-175.483719</text:p>
              </table:table-cell>
              <table:table-cell office:value-type="float" office:value="-175.484482">
                <text:p>-175.484482</text:p>
              </table:table-cell>
              <table:table-cell office:value-type="float" office:value="-175.484711">
                <text:p>-175.4847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.905499">
                <text:p>37.905499</text:p>
              </table:table-cell>
              <table:table-cell office:value-type="float" office:value="-175.417923">
                <text:p>-175.417923</text:p>
              </table:table-cell>
              <table:table-cell office:value-type="float" office:value="-175.483582">
                <text:p>-175.483582</text:p>
              </table:table-cell>
              <table:table-cell office:value-type="float" office:value="-175.484344">
                <text:p>-175.484344</text:p>
              </table:table-cell>
              <table:table-cell office:value-type="float" office:value="-175.484573">
                <text:p>-175.4845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.905815">
                <text:p>37.905815</text:p>
              </table:table-cell>
              <table:table-cell office:value-type="float" office:value="-175.417709">
                <text:p>-175.417709</text:p>
              </table:table-cell>
              <table:table-cell office:value-type="float" office:value="-175.483444">
                <text:p>-175.483444</text:p>
              </table:table-cell>
              <table:table-cell office:value-type="float" office:value="-175.484207">
                <text:p>-175.484207</text:p>
              </table:table-cell>
              <table:table-cell office:value-type="float" office:value="-175.484436">
                <text:p>-175.4844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.9063">
                <text:p>37.9063</text:p>
              </table:table-cell>
              <table:table-cell office:value-type="float" office:value="-175.421265">
                <text:p>-175.421265</text:p>
              </table:table-cell>
              <table:table-cell office:value-type="float" office:value="-175.483231">
                <text:p>-175.483231</text:p>
              </table:table-cell>
              <table:table-cell office:value-type="float" office:value="-175.483994">
                <text:p>-175.483994</text:p>
              </table:table-cell>
              <table:table-cell office:value-type="float" office:value="-175.484222">
                <text:p>-175.4842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.908676">
                <text:p>37.908676</text:p>
              </table:table-cell>
              <table:table-cell office:value-type="float" office:value="-175.436279">
                <text:p>-175.436279</text:p>
              </table:table-cell>
              <table:table-cell office:value-type="float" office:value="-175.482178">
                <text:p>-175.482178</text:p>
              </table:table-cell>
              <table:table-cell office:value-type="float" office:value="-175.482941">
                <text:p>-175.482941</text:p>
              </table:table-cell>
              <table:table-cell office:value-type="float" office:value="-175.48317">
                <text:p>-175.483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.918991">
                <text:p>37.918991</text:p>
              </table:table-cell>
              <table:table-cell office:value-type="float" office:value="-175.465118">
                <text:p>-175.465118</text:p>
              </table:table-cell>
              <table:table-cell office:value-type="float" office:value="-175.477661">
                <text:p>-175.477661</text:p>
              </table:table-cell>
              <table:table-cell office:value-type="float" office:value="-175.478439">
                <text:p>-175.478439</text:p>
              </table:table-cell>
              <table:table-cell office:value-type="float" office:value="-175.478683">
                <text:p>-175.4786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.945545">
                <text:p>37.945545</text:p>
              </table:table-cell>
              <table:table-cell office:value-type="float" office:value="-175.474945">
                <text:p>-175.474945</text:p>
              </table:table-cell>
              <table:table-cell office:value-type="float" office:value="-175.466003">
                <text:p>-175.466003</text:p>
              </table:table-cell>
              <table:table-cell office:value-type="float" office:value="-175.466812">
                <text:p>-175.466812</text:p>
              </table:table-cell>
              <table:table-cell office:value-type="float" office:value="-175.467072">
                <text:p>-175.4670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.98259">
                <text:p>37.98259</text:p>
              </table:table-cell>
              <table:table-cell office:value-type="float" office:value="-175.468842">
                <text:p>-175.468842</text:p>
              </table:table-cell>
              <table:table-cell office:value-type="float" office:value="-175.449753">
                <text:p>-175.449753</text:p>
              </table:table-cell>
              <table:table-cell office:value-type="float" office:value="-175.450623">
                <text:p>-175.450623</text:p>
              </table:table-cell>
              <table:table-cell office:value-type="float" office:value="-175.450897">
                <text:p>-175.4508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.033031">
                <text:p>38.033031</text:p>
              </table:table-cell>
              <table:table-cell office:value-type="float" office:value="-175.446411">
                <text:p>-175.446411</text:p>
              </table:table-cell>
              <table:table-cell office:value-type="float" office:value="-175.427628">
                <text:p>-175.427628</text:p>
              </table:table-cell>
              <table:table-cell office:value-type="float" office:value="-175.428558">
                <text:p>-175.428558</text:p>
              </table:table-cell>
              <table:table-cell office:value-type="float" office:value="-175.428879">
                <text:p>-175.4288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.084072">
                <text:p>38.084072</text:p>
              </table:table-cell>
              <table:table-cell office:value-type="float" office:value="-175.421677">
                <text:p>-175.421677</text:p>
              </table:table-cell>
              <table:table-cell office:value-type="float" office:value="-175.405243">
                <text:p>-175.405243</text:p>
              </table:table-cell>
              <table:table-cell office:value-type="float" office:value="-175.40625">
                <text:p>-175.40625</text:p>
              </table:table-cell>
              <table:table-cell office:value-type="float" office:value="-175.406601">
                <text:p>-175.4066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151844">
                <text:p>38.151844</text:p>
              </table:table-cell>
              <table:table-cell office:value-type="float" office:value="-175.392059">
                <text:p>-175.392059</text:p>
              </table:table-cell>
              <table:table-cell office:value-type="float" office:value="-175.375504">
                <text:p>-175.375504</text:p>
              </table:table-cell>
              <table:table-cell office:value-type="float" office:value="-175.376617">
                <text:p>-175.376617</text:p>
              </table:table-cell>
              <table:table-cell office:value-type="float" office:value="-175.377029">
                <text:p>-175.377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.244751">
                <text:p>38.244751</text:p>
              </table:table-cell>
              <table:table-cell office:value-type="float" office:value="-175.360611">
                <text:p>-175.360611</text:p>
              </table:table-cell>
              <table:table-cell office:value-type="float" office:value="-175.334747">
                <text:p>-175.334747</text:p>
              </table:table-cell>
              <table:table-cell office:value-type="float" office:value="-175.336029">
                <text:p>-175.336029</text:p>
              </table:table-cell>
              <table:table-cell office:value-type="float" office:value="-175.336533">
                <text:p>-175.3365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.327618">
                <text:p>38.327618</text:p>
              </table:table-cell>
              <table:table-cell office:value-type="float" office:value="-175.330872">
                <text:p>-175.330872</text:p>
              </table:table-cell>
              <table:table-cell office:value-type="float" office:value="-175.298401">
                <text:p>-175.298401</text:p>
              </table:table-cell>
              <table:table-cell office:value-type="float" office:value="-175.29982">
                <text:p>-175.29982</text:p>
              </table:table-cell>
              <table:table-cell office:value-type="float" office:value="-175.300415">
                <text:p>-175.3004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.396309">
                <text:p>38.396309</text:p>
              </table:table-cell>
              <table:table-cell office:value-type="float" office:value="-175.293716">
                <text:p>-175.293716</text:p>
              </table:table-cell>
              <table:table-cell office:value-type="float" office:value="-175.268265">
                <text:p>-175.268265</text:p>
              </table:table-cell>
              <table:table-cell office:value-type="float" office:value="-175.269806">
                <text:p>-175.269806</text:p>
              </table:table-cell>
              <table:table-cell office:value-type="float" office:value="-175.270477">
                <text:p>-175.2704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